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wiezdne Wojny, jedna z najbardziej rozpoznawalnych marek na świecie, która stworzyła jednego z najlepszych czarnych charakterów, Jar Jara Binksa, i stara nam na siłę wmówić, że Han nie strzelił pierwszy, w 2008 wydała na świat dzieło mające miejsce pomiędzy 2 a 3 filmem. Tak więc jak wyszedł im serial, który rozbudowuje nam świat znany z filmów, i jak przedstawia nowe postaci? Zobaczmy.<text:line-break/><text:line-break/>Zacznijmy od tego, że w przeciwieństwie do wielu fanów, nie uważam Nowej Trylogii za tragiczne i okropne dzieło. Pamiętam, jak pewnego dnia ojciec przyniósł kasetę VHS, na której było “Mroczne Widmo”. Wchłonęło mnie to tak, że przez cały seans nie potrafiłem odejść od ekranu telewizora. Gdy w kinach leciała “Zemsta Sithów”, na którą zabrali mnie rodzice, miałem 10 lat. Ojciec pokazał mi oczywiście wcześniej Starą Trylogię, a potem nową, której kulminacją był właśnie seans kinowy. Bawiłem się świetnie podczas walki Obi-Wana i Grievousa siedziałem wbity w fotel i zastanawiałem się, kto wygra, a gdy Obi-Wan załamany mówił Anakinowi, że miał pokonać Sithów, a nie do nich dołączyć, byłem załamany i płakałem, gdyż wybraniec zdradził wszystko, czego uczyli go w zakonie. <text:line-break/><text:line-break/>Można więc powiedzieć, że odkąd byłem mały, miałem styczność i byłem fanem tej marki. W związku z tym, gdy w 2008 pierwszy raz usłyszałem o tym projekcie, byłem bardzo sceptyczny. Ostatecznie zajęło mi 8 lat, by zająć się tą serią. I powiem Wam szczerze, żałuję, że nigdy nie przysiadłem do niej wcześniej. <text:line-break/><text:line-break/>George Lucas mógł w końcu oddać się kompletnie CGI, przez co cała animacja jest tworzona właśnie w tym systemie. Wszystkie postaci są wyrenderowane. I jak osobiście jestem wielkim przeciwnikiem tego zabiegu, tutaj sprawdza się on doskonale. Oczywiście mamy kilka przypadków, gdzie postać jest zawieszona do góry nogami, a ma dalej idealnie ułożone włosy, ale nie razi to ani nie odbiera przyjemności z oglądania. Walki są zrobione dynamicznie, zarówno te na miecze świetlne, jak i zwykłe pojedynki na blastery. Oglądając potyczkę, widzimy, gdzie lecą pociski, jakie zniszczenia one powodują oraz kogo trafiają.</text:p>
      <text:p text:style-name="P1">Jednym z ciekawszych zabiegów, jaki przeprowadził Lucas, jest pokazanie nowej, ale bardzo ważnej postaci. Ahsoka Tano jest padawanem (dla nieznających, padawan to uczeń Jedi, który uczy się, by pewnego dnia samemu zostać rycerzem Jedi) samego Anakina Skywalkera. Przedstawiona na początku w filmie, który wyszedł w kinach w dniach premiery serii, w serialu staje się jedną z głównych postaci, której losy śledzimy. Widzimy, jak jej relacja z Anakinem Skywalkerem staje się coraz silniejsza, jak też i ona sama wyrasta powoli ze swojego zachowania frywolnego i roztrzepanego padawana, a staje się odpowiedzialnym i zdolnym wojownikiem zakonu. <text:line-break/><text:line-break/>W całym serialu mamy też pokazane rozbudowane relacje pomiędzy klonami (dla nieznających, klony to jednostki wojskowe Republiki, strony, po której walczą Jedi, które zostały stworzone na bazie materiału genetycznego łowcy nagród Jango Fetta) a samymi rycerzami Jedi. Poznajemy ich proces szkolenia, jak wielu z nich czuje się i jakie są ich emocje wobec tej wojny. Przestają być dla nas facetami masowo biegającymi w białych zbrojach, a zaczynają być prawdziwymi ludźmi. Pokazane też są ich różnice. Mimo tego, że każdy jest klonem, różnią się charakterami, swoimi motywami, sposobami działania i myślenia. Kibicujemy im i liczymy, że każda misja się uda. <text:line-break/><text:line-break/>Niestety, ale serial “Wojny Klonów” zakończył się 7 marca 2014 roku. Ale nie musimy się martwić, gdyż aktualnie teraz leci kontynuacja serii, osadzona pomiędzy “Zemstą Sithów” a “Nową Nadzieją”, czyli “Rebelianci”. Poznajemy tam masę nowych postaci, ale spotykamy też powracające, jak mój ulubiony pirat Hondo. Bez zbędnego przedłużania, polecam wam z całego serca zarówno “Wojny Klonów” jak i “Rebeliantów”, mimo animacji CGI warto to obejrzeć i samemu przekonać się, jak świetne dzieło wyszło jeszcze spod ręki Lucasa. Dodatkowym plusem przemawiającym za tym serialem jest humor Obi-Wana. Jeżeli jesteście fanami angielskiego humoru, zakochacie się w tej postaci.<text:line-break/>M.C. </text:p>
      <text:p text:style-name="P1"/>
      <text:p text:style-name="P1"><text:a xlink:type="simple" xlink:href="http://images.contentful.com/7h71s48744nc/7dOymMPJduMuqYKs6iacY0/7c6b646e93876b4ff3629364139c663d/star-wars-the-clone-wars-review-image.jpg" text:style-name="Internet_20_link" text:visited-style-name="Visited_20_Internet_20_Link"><text:span text:style-name="T1">obrazek 1</text:span></text:a></text:p>
      <text:p text:style-name="P1"><text:a xlink:type="simple" xlink:href="https://i.ytimg.com/vi/19BPUKHIvdA/maxresdefault.jpg" text:style-name="Internet_20_link" text:visited-style-name="Visited_20_Internet_20_Link"><text:span text:style-name="T1">obrazek 2</text:span></text:a></text:p>
      <text:p text:style-name="P1"><text:a xlink:type="simple" xlink:href="http://a.dilcdn.com/bl/wp-content/uploads/sites/6/2015/03/ACW_IA_145902.jpg" text:style-name="Internet_20_link" text:visited-style-name="Visited_20_Internet_20_Link"><text:span text:style-name="T1">obrazek 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621" meta:character-count="4087" meta:non-whitespace-character-count="3461"/>
    <meta:generator>LibreOfficeDev/5.1.0.3$Linux_X86_64 LibreOffice_project/</meta:generator>
  </office:meta>
</office:document-meta>
</file>